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1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1646in"/>
    </style:style>
    <style:style style:name="co6" style:family="table-column">
      <style:table-column-properties fo:break-before="auto" style:column-width="1.1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0.6331in"/>
    </style:style>
    <style:style style:name="gr3" style:family="graphic">
      <style:graphic-properties draw:stroke="none" svg:stroke-color="#000000" draw:fill="none" draw:fill-color="#ffffff" fo:min-height="0.2268in"/>
    </style:style>
    <style:style style:name="gr4" style:family="graphic">
      <style:graphic-properties draw:stroke="none" svg:stroke-color="#000000" draw:fill="none" draw:fill-color="#ffffff" fo:min-height="0.2665in"/>
    </style:style>
    <style:style style:name="gr5" style:family="graphic">
      <style:graphic-properties draw:stroke="none" svg:stroke-color="#000000" draw:fill="none" draw:fill-color="#ffffff" fo:min-height="0.2154i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uery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FilterPushDown</text:p>
          </table:table-cell>
          <table:table-cell office:value-type="string" calcext:value-type="string">
            <text:p>FilterReordering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table:style-name="ce1" office:value-type="float" office:value="117754" calcext:value-type="float">
            <text:p>117754</text:p>
          </table:table-cell>
          <table:table-cell table:style-name="ce1" office:value-type="float" office:value="114930" calcext:value-type="float">
            <text:p>114930</text:p>
          </table:table-cell>
          <table:table-cell table:style-name="ce1" office:value-type="float" office:value="115976" calcext:value-type="float">
            <text:p>115976</text:p>
          </table:table-cell>
          <table:table-cell office:value-type="float" office:value="112596" calcext:value-type="float">
            <text:p>112596</text:p>
          </table:table-cell>
        </table:table-row>
        <table:table-row table:style-name="ro1">
          <table:table-cell/>
          <table:table-cell office:value-type="string" calcext:value-type="string">
            <text:p>Q2</text:p>
          </table:table-cell>
          <table:table-cell office:value-type="float" office:value="114078" calcext:value-type="float">
            <text:p>114078</text:p>
          </table:table-cell>
          <table:table-cell office:value-type="float" office:value="123172" calcext:value-type="float">
            <text:p>123172</text:p>
          </table:table-cell>
          <table:table-cell office:value-type="float" office:value="110989" calcext:value-type="float">
            <text:p>110989</text:p>
          </table:table-cell>
          <table:table-cell table:style-name="ce1" office:value-type="float" office:value="97555" calcext:value-type="float">
            <text:p>97555</text:p>
          </table:table-cell>
        </table:table-row>
        <table:table-row table:style-name="ro1">
          <table:table-cell/>
          <table:table-cell office:value-type="string" calcext:value-type="string">
            <text:p>Q3</text:p>
          </table:table-cell>
          <table:table-cell office:value-type="float" office:value="197278" calcext:value-type="float">
            <text:p>197278</text:p>
          </table:table-cell>
          <table:table-cell office:value-type="float" office:value="218078" calcext:value-type="float">
            <text:p>218078</text:p>
          </table:table-cell>
          <table:table-cell office:value-type="float" office:value="204281" calcext:value-type="float">
            <text:p>204281</text:p>
          </table:table-cell>
          <table:table-cell office:value-type="float" office:value="172890" calcext:value-type="float">
            <text:p>172890</text:p>
          </table:table-cell>
        </table:table-row>
        <table:table-row table:style-name="ro1">
          <table:table-cell/>
          <table:table-cell office:value-type="string" calcext:value-type="string">
            <text:p>Q4</text:p>
          </table:table-cell>
          <table:table-cell office:value-type="float" office:value="359313" calcext:value-type="float">
            <text:p>359313</text:p>
          </table:table-cell>
          <table:table-cell office:value-type="float" office:value="496777" calcext:value-type="float">
            <text:p>496777</text:p>
          </table:table-cell>
          <table:table-cell office:value-type="float" office:value="485935" calcext:value-type="float">
            <text:p>485935</text:p>
          </table:table-cell>
          <table:table-cell office:value-type="float" office:value="488775" calcext:value-type="float">
            <text:p>488775</text:p>
          </table:table-cell>
        </table:table-row>
      </table:table>
      <table:table table:name="Q1" table:style-name="ta1">
        <table:shapes>
          <draw:frame draw:z-index="0" draw:style-name="gr1" draw:text-style-name="P1" svg:width="6.2988in" svg:height="3.5429in" svg:x="2.074in" svg:y="0.8472in">
            <draw:object draw:notify-on-update-of-ranges="Q1.B2:Q1.B2 Q1.C2:Q1.F2 Q1.B3:Q1.B3 Q1.C3:Q1.F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Text Frame 1" draw:style-name="gr2" draw:text-style-name="P2" svg:width="0.6331in" svg:height="0.6331in" svg:x="4.5941in" svg:y="1.1323in">
            <draw:text-box>
              <text:p>-2.40%</text:p>
            </draw:text-box>
          </draw:frame>
          <draw:frame draw:z-index="2" draw:name="Text Frame 4" draw:style-name="gr2" draw:text-style-name="P2" svg:width="0.6331in" svg:height="0.6331in" svg:x="5.9807in" svg:y="1.102in">
            <draw:text-box>
              <text:p>-1.51%</text:p>
            </draw:text-box>
          </draw:frame>
          <draw:frame draw:z-index="3" draw:name="Text Frame 5" draw:style-name="gr2" draw:text-style-name="P2" svg:width="0.6331in" svg:height="0.6331in" svg:x="7.3496in" svg:y="1.1933in">
            <draw:text-box>
              <text:p>-4.38%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uery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FilterPushDown</text:p>
          </table:table-cell>
          <table:table-cell office:value-type="string" calcext:value-type="string">
            <text:p>FilterReordering</text:p>
          </table:table-cell>
          <table:table-cell office:value-type="string" calcext:value-type="string">
            <text:p>All Rules</text:p>
          </table:table-cell>
        </table:table-row>
        <table:table-row table:style-name="ro1">
          <table:table-cell/>
          <table:table-cell office:value-type="string" calcext:value-type="string">
            <text:p>Tuples per second</text:p>
          </table:table-cell>
          <table:table-cell table:style-name="ce1" office:value-type="float" office:value="117754" calcext:value-type="float">
            <text:p>117754</text:p>
          </table:table-cell>
          <table:table-cell table:style-name="ce1" office:value-type="float" office:value="114930" calcext:value-type="float">
            <text:p>114930</text:p>
          </table:table-cell>
          <table:table-cell table:style-name="ce1" office:value-type="float" office:value="115976" calcext:value-type="float">
            <text:p>115976</text:p>
          </table:table-cell>
          <table:table-cell office:value-type="float" office:value="112596" calcext:value-type="float">
            <text:p>112596</text:p>
          </table:table-cell>
        </table:table-row>
        <table:table-row table:style-name="ro1">
          <table:table-cell table:number-columns-repeated="3"/>
          <table:table-cell table:style-name="ce2" table:formula="of:=([.D3]-[.C3])/[.C3]" office:value-type="percentage" office:value="-0.0239822001800363" calcext:value-type="percentage">
            <text:p>-2.40%</text:p>
          </table:table-cell>
          <table:table-cell table:style-name="ce2" table:formula="of:=([.E3]-[.C3])/[.C3]" office:value-type="percentage" office:value="-0.0150992747592438" calcext:value-type="percentage">
            <text:p>-1.51%</text:p>
          </table:table-cell>
          <table:table-cell table:style-name="ce2" table:formula="of:=([.F3]-[.C3])/[.C3]" office:value-type="percentage" office:value="-0.0438031829067378" calcext:value-type="percentage">
            <text:p>-4.38%</text:p>
          </table:table-cell>
        </table:table-row>
      </table:table>
      <table:table table:name="Q2" table:style-name="ta1">
        <table:shapes>
          <draw:frame draw:z-index="0" draw:style-name="gr1" draw:text-style-name="P1" svg:width="6.2988in" svg:height="3.5429in" svg:x="2.5839in" svg:y="1.4055in">
            <draw:object draw:notify-on-update-of-ranges="Q2.B2:Q2.B2 Q2.C2:Q2.F2 Q2.B3:Q2.B3 Q2.C3:Q2.F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Text Frame 1" draw:style-name="gr3" draw:text-style-name="P2" svg:width="0.6331in" svg:height="0.2268in" svg:x="5.0701in" svg:y="1.4996in">
            <draw:text-box>
              <text:p>+7.97%</text:p>
            </draw:text-box>
          </draw:frame>
          <draw:frame draw:z-index="2" draw:name="Text Frame 6" draw:style-name="gr3" draw:text-style-name="P2" svg:width="0.6331in" svg:height="0.2268in" svg:x="6.4598in" svg:y="1.7594in">
            <draw:text-box>
              <text:p>-2.71%</text:p>
            </draw:text-box>
          </draw:frame>
          <draw:frame draw:z-index="3" draw:name="Text Frame 7" draw:style-name="gr3" draw:text-style-name="P2" svg:width="0.6331in" svg:height="0.2268in" svg:x="7.8031in" svg:y="2.0819in">
            <draw:text-box>
              <text:p>-14.48%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uery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FilterPushDown</text:p>
          </table:table-cell>
          <table:table-cell office:value-type="string" calcext:value-type="string">
            <text:p>FilterReordering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/>
          <table:table-cell office:value-type="string" calcext:value-type="string">
            <text:p>Tuples per second</text:p>
          </table:table-cell>
          <table:table-cell office:value-type="float" office:value="114078" calcext:value-type="float">
            <text:p>114078</text:p>
          </table:table-cell>
          <table:table-cell office:value-type="float" office:value="123172" calcext:value-type="float">
            <text:p>123172</text:p>
          </table:table-cell>
          <table:table-cell office:value-type="float" office:value="110989" calcext:value-type="float">
            <text:p>110989</text:p>
          </table:table-cell>
          <table:table-cell table:style-name="ce1" office:value-type="float" office:value="97555" calcext:value-type="float">
            <text:p>97555</text:p>
          </table:table-cell>
        </table:table-row>
        <table:table-row table:style-name="ro1">
          <table:table-cell table:number-columns-repeated="3"/>
          <table:table-cell table:style-name="ce2" table:formula="of:=([.D3]-[.C3])/[.C3]" office:value-type="percentage" office:value="0.0797173863496906" calcext:value-type="percentage">
            <text:p>7.97%</text:p>
          </table:table-cell>
          <table:table-cell table:style-name="ce2" table:formula="of:=([.E3]-[.C3])/[.C3]" office:value-type="percentage" office:value="-0.0270779641999334" calcext:value-type="percentage">
            <text:p>-2.71%</text:p>
          </table:table-cell>
          <table:table-cell table:style-name="ce2" table:formula="of:=([.F3]-[.C3])/[.C3]" office:value-type="percentage" office:value="-0.144839495783587" calcext:value-type="percentage">
            <text:p>-14.48%</text:p>
          </table:table-cell>
        </table:table-row>
      </table:table>
      <table:table table:name="Q3" table:style-name="ta1">
        <table:shapes>
          <draw:frame draw:z-index="0" draw:style-name="gr1" draw:text-style-name="P1" svg:width="6.2988in" svg:height="3.5429in" svg:x="1.8807in" svg:y="1.0031in">
            <draw:object draw:notify-on-update-of-ranges="Q3.B2:Q3.B2 Q3.C2:Q3.F2 Q3.B3:Q3.B3 Q3.C3:Q3.F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name="Text Frame 1" draw:style-name="gr2" draw:text-style-name="P2" svg:width="0.6331in" svg:height="0.6331in" svg:x="4.3657in" svg:y="1.0154in">
            <draw:text-box>
              <text:p>+5.60%</text:p>
            </draw:text-box>
          </draw:frame>
          <draw:frame draw:z-index="2" draw:name="Text Frame 8" draw:style-name="gr2" draw:text-style-name="P2" svg:width="0.6331in" svg:height="0.6331in" svg:x="5.7449in" svg:y="2.428in">
            <draw:text-box>
              <text:p>-4.99%</text:p>
            </draw:text-box>
          </draw:frame>
          <draw:frame draw:z-index="3" draw:name="Text Frame 9" draw:style-name="gr2" draw:text-style-name="P2" svg:width="0.6331in" svg:height="0.6331in" svg:x="7.126in" svg:y="2.7508in">
            <draw:text-box>
              <text:p>-7.38%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uery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FilterPushDown</text:p>
          </table:table-cell>
          <table:table-cell office:value-type="string" calcext:value-type="string">
            <text:p>FilterReordering</text:p>
          </table:table-cell>
          <table:table-cell office:value-type="string" calcext:value-type="string">
            <text:p>All Rules</text:p>
          </table:table-cell>
        </table:table-row>
        <table:table-row table:style-name="ro1">
          <table:table-cell/>
          <table:table-cell office:value-type="string" calcext:value-type="string">
            <text:p>Tuples per second</text:p>
          </table:table-cell>
          <table:table-cell office:value-type="float" office:value="200148" calcext:value-type="float">
            <text:p>200148</text:p>
          </table:table-cell>
          <table:table-cell office:value-type="float" office:value="211359" calcext:value-type="float">
            <text:p>211359</text:p>
          </table:table-cell>
          <table:table-cell office:value-type="float" office:value="190164" calcext:value-type="float">
            <text:p>190164</text:p>
          </table:table-cell>
          <table:table-cell office:value-type="float" office:value="185385" calcext:value-type="float">
            <text:p>185385</text:p>
          </table:table-cell>
        </table:table-row>
        <table:table-row table:style-name="ro1">
          <table:table-cell table:number-columns-repeated="3"/>
          <table:table-cell table:style-name="ce2" table:formula="of:=([.D3]-[.C3])/[.C3]" office:value-type="percentage" office:value="0.05601354997302" calcext:value-type="percentage">
            <text:p>5.60%</text:p>
          </table:table-cell>
          <table:table-cell table:style-name="ce2" table:formula="of:=([.E3]-[.C3])/[.C3]" office:value-type="percentage" office:value="-0.0498830865159782" calcext:value-type="percentage">
            <text:p>-4.99%</text:p>
          </table:table-cell>
          <table:table-cell table:style-name="ce2" table:formula="of:=([.F3]-[.C3])/[.C3]" office:value-type="percentage" office:value="-0.0737604172912045" calcext:value-type="percentage">
            <text:p>-7.38%</text:p>
          </table:table-cell>
        </table:table-row>
      </table:table>
      <table:table table:name="Q4" table:style-name="ta1">
        <table:shapes>
          <draw:frame draw:z-index="0" draw:style-name="gr1" draw:text-style-name="P1" svg:width="6.2988in" svg:height="3.5429in" svg:x="2.5839in" svg:y="1.4055in">
            <draw:object draw:notify-on-update-of-ranges="Q4.B2:Q4.B2 Q4.C2:Q4.F2 Q4.B3:Q4.B3 Q4.C3:Q4.F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name="Text Frame 1" draw:style-name="gr2" draw:text-style-name="P2" svg:width="0.6331in" svg:height="0.6331in" svg:x="5.0358in" svg:y="1.5579in">
            <draw:text-box>
              <text:p>+10.54%</text:p>
            </draw:text-box>
          </draw:frame>
          <draw:frame draw:z-index="2" draw:name="Text Frame 10" draw:style-name="gr2" draw:text-style-name="P2" svg:width="0.6331in" svg:height="0.6331in" svg:x="6.4394in" svg:y="1.7055in">
            <draw:text-box>
              <text:p>+3.55%</text:p>
            </draw:text-box>
          </draw:frame>
          <draw:frame draw:z-index="3" draw:name="Text Frame 11" draw:style-name="gr2" draw:text-style-name="P2" svg:width="0.6331in" svg:height="0.6331in" svg:x="7.8031in" svg:y="2.0555in">
            <draw:text-box>
              <text:p>-12.36%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uery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FilterPushDown</text:p>
          </table:table-cell>
          <table:table-cell office:value-type="string" calcext:value-type="string">
            <text:p>FilterReordering</text:p>
          </table:table-cell>
          <table:table-cell office:value-type="string" calcext:value-type="string">
            <text:p>All Rules</text:p>
          </table:table-cell>
        </table:table-row>
        <table:table-row table:style-name="ro1">
          <table:table-cell/>
          <table:table-cell office:value-type="string" calcext:value-type="string">
            <text:p>Tuples per second</text:p>
          </table:table-cell>
          <table:table-cell office:value-type="float" office:value="197278" calcext:value-type="float">
            <text:p>197278</text:p>
          </table:table-cell>
          <table:table-cell office:value-type="float" office:value="218078" calcext:value-type="float">
            <text:p>218078</text:p>
          </table:table-cell>
          <table:table-cell office:value-type="float" office:value="204281" calcext:value-type="float">
            <text:p>204281</text:p>
          </table:table-cell>
          <table:table-cell office:value-type="float" office:value="172890" calcext:value-type="float">
            <text:p>172890</text:p>
          </table:table-cell>
        </table:table-row>
        <table:table-row table:style-name="ro1">
          <table:table-cell table:number-columns-repeated="3"/>
          <table:table-cell table:style-name="ce2" table:formula="of:=([.D3]-[.C3])/[.C3]" office:value-type="percentage" office:value="0.105434969940896" calcext:value-type="percentage">
            <text:p>10.54%</text:p>
          </table:table-cell>
          <table:table-cell table:style-name="ce2" table:formula="of:=([.E3]-[.C3])/[.C3]" office:value-type="percentage" office:value="0.0354981295430813" calcext:value-type="percentage">
            <text:p>3.55%</text:p>
          </table:table-cell>
          <table:table-cell table:style-name="ce2" table:formula="of:=([.F3]-[.C3])/[.C3]" office:value-type="percentage" office:value="-0.1236225022557" calcext:value-type="percentage">
            <text:p>-12.36%</text:p>
          </table:table-cell>
        </table:table-row>
      </table:table>
      <table:table table:name="Q4_stress" table:style-name="ta1">
        <table:shapes>
          <draw:frame draw:z-index="0" draw:style-name="gr1" draw:text-style-name="P1" svg:width="6.8567in" svg:height="3.5429in" svg:x="3.7189in" svg:y="1.4055in">
            <draw:object draw:notify-on-update-of-ranges="Q4_stress.B3:Q4_stress.B10 Q4_stress.C2:Q4_stress.C2 Q4_stress.C3:Q4_stress.C10 Q4_stress.D2:Q4_stress.D2 Q4_stress.D3:Q4_stress.D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name="Text Frame 2" draw:style-name="gr4" draw:text-style-name="P2" svg:width="1.1913in" svg:height="0.2665in" svg:x="9.0488in" svg:y="2.461in">
            <draw:text-box>
              <text:p>-20.77%</text:p>
            </draw:text-box>
          </draw:frame>
          <draw:frame draw:z-index="2" draw:name="Text Frame 3" draw:style-name="gr5" draw:text-style-name="P2" svg:width="0.9319in" svg:height="0.2154in" svg:x="3.8165in" svg:y="4.478in">
            <draw:text-box>
              <text:p>Latency [ns]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Query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FilterPushDown</text:p>
          </table:table-cell>
        </table:table-row>
        <table:table-row table:style-name="ro1">
          <table:table-cell/>
          <table:table-cell office:value-type="string" calcext:value-type="string">
            <text:p>Late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07349890" calcext:value-type="float">
            <text:p>507349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89983668" calcext:value-type="float">
            <text:p>1689983668</text:p>
          </table:table-cell>
          <table:table-cell office:value-type="float" office:value="760910791" calcext:value-type="float">
            <text:p>760910791</text:p>
          </table:table-cell>
        </table:table-row>
        <table:table-row table:style-name="ro1">
          <table:table-cell table:number-columns-repeated="2"/>
          <table:table-cell office:value-type="float" office:value="2870964569" calcext:value-type="float">
            <text:p>2870964569</text:p>
          </table:table-cell>
          <table:table-cell office:value-type="float" office:value="1774394356" calcext:value-type="float">
            <text:p>1774394356</text:p>
          </table:table-cell>
        </table:table-row>
        <table:table-row table:style-name="ro1">
          <table:table-cell table:number-columns-repeated="2"/>
          <table:table-cell office:value-type="float" office:value="3881920983" calcext:value-type="float">
            <text:p>3881920983</text:p>
          </table:table-cell>
          <table:table-cell office:value-type="float" office:value="2786663745" calcext:value-type="float">
            <text:p>2786663745</text:p>
          </table:table-cell>
        </table:table-row>
        <table:table-row table:style-name="ro1">
          <table:table-cell table:number-columns-repeated="2"/>
          <table:table-cell office:value-type="float" office:value="4975758789" calcext:value-type="float">
            <text:p>4975758789</text:p>
          </table:table-cell>
          <table:table-cell office:value-type="float" office:value="3797721138" calcext:value-type="float">
            <text:p>3797721138</text:p>
          </table:table-cell>
        </table:table-row>
        <table:table-row table:style-name="ro1">
          <table:table-cell table:number-columns-repeated="2"/>
          <table:table-cell office:value-type="float" office:value="6068179707" calcext:value-type="float">
            <text:p>6068179707</text:p>
          </table:table-cell>
          <table:table-cell office:value-type="float" office:value="4807568710" calcext:value-type="float">
            <text:p>48075687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10:51:04.624250181</meta:creation-date>
    <dc:date>2023-08-11T17:22:18.912278601</dc:date>
    <meta:editing-duration>PT2H47M4S</meta:editing-duration>
    <meta:editing-cycles>51</meta:editing-cycles>
    <meta:generator>LibreOffice/7.3.7.2$Linux_X86_64 LibreOffice_project/30$Build-2</meta:generator>
    <meta:document-statistic meta:table-count="6" meta:cell-count="97" meta:object-count="1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999999"/>
    </style:style>
    <style:style style:name="ch8" style:family="chart">
      <style:chart-properties chart:solid-type="cuboid"/>
      <style:graphic-properties draw:fill-color="#729fcf"/>
    </style:style>
    <style:style style:name="ch9" style:family="chart">
      <style:chart-properties chart:solid-type="cuboid"/>
      <style:graphic-properties draw:fill-color="#00a933"/>
    </style:style>
    <style:style style:name="ch10" style:family="chart">
      <style:chart-properties chart:solid-type="cuboid"/>
      <style:graphic-properties draw:fill-color="#bf004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Q1.B2:Q1.F3" chart:data-source-has-labels="both" svg:x="0.32cm" svg:y="0.18cm" svg:width="15.36cm" svg:height="8.64cm">
          <chart:coordinate-region svg:x="1.714cm" svg:y="0.382cm" svg:width="13.966cm" svg:height="7.785cm"/>
          <chart:axis chart:dimension="x" chart:name="primary-x" chart:style-name="ch3" chartooo:axis-type="auto">
            <chartooo:date-scale/>
            <chart:categories table:cell-range-address="Q1.C2:Q1.F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1.C3:Q1.F3" chart:label-cell-address="Q1.B3:Q1.B3" chart:class="chart:bar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Q1.C2:Q1.F2</svg:desc>
                </draw:g>
              </table:table-cell>
              <table:table-cell office:value-type="string">
                <text:p>FilterPushDown</text:p>
              </table:table-cell>
              <table:table-cell office:value-type="string">
                <text:p>FilterReordering</text:p>
              </table:table-cell>
              <table:table-cell office:value-type="string">
                <text:p>All Rules</text:p>
              </table:table-cell>
            </table:table-row>
          </table:table-header-rows>
          <table:table-rows>
            <table:table-row>
              <table:table-cell office:value-type="string">
                <text:p>Tuples per second</text:p>
                <draw:g>
                  <svg:desc>Q1.B3:Q1.B3</svg:desc>
                </draw:g>
              </table:table-cell>
              <table:table-cell office:value-type="float" office:value="117754">
                <text:p>117754</text:p>
                <draw:g>
                  <svg:desc>Q1.C3:Q1.F3</svg:desc>
                </draw:g>
              </table:table-cell>
              <table:table-cell office:value-type="float" office:value="114930">
                <text:p>114930</text:p>
              </table:table-cell>
              <table:table-cell office:value-type="float" office:value="115976">
                <text:p>115976</text:p>
              </table:table-cell>
              <table:table-cell office:value-type="float" office:value="112596">
                <text:p>1125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999999"/>
    </style:style>
    <style:style style:name="ch8" style:family="chart">
      <style:chart-properties chart:solid-type="cuboid"/>
      <style:graphic-properties draw:fill-color="#729fcf"/>
    </style:style>
    <style:style style:name="ch9" style:family="chart">
      <style:chart-properties chart:solid-type="cuboid"/>
      <style:graphic-properties draw:fill-color="#069a2e"/>
    </style:style>
    <style:style style:name="ch10" style:family="chart">
      <style:chart-properties chart:solid-type="cuboid"/>
      <style:graphic-properties draw:fill-color="#bf004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Q2.B2:Q2.F3" chart:data-source-has-labels="both" svg:x="0.32cm" svg:y="0.18cm" svg:width="15.36cm" svg:height="8.64cm">
          <chart:coordinate-region svg:x="1.714cm" svg:y="0.382cm" svg:width="13.966cm" svg:height="7.785cm"/>
          <chart:axis chart:dimension="x" chart:name="primary-x" chart:style-name="ch3" chartooo:axis-type="auto">
            <chartooo:date-scale/>
            <chart:categories table:cell-range-address="Q2.C2:Q2.F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2.C3:Q2.F3" chart:label-cell-address="Q2.B3:Q2.B3" chart:class="chart:bar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Q2.C2:Q2.F2</svg:desc>
                </draw:g>
              </table:table-cell>
              <table:table-cell office:value-type="string">
                <text:p>FilterPushDown</text:p>
              </table:table-cell>
              <table:table-cell office:value-type="string">
                <text:p>FilterReordering</text:p>
              </table:table-cell>
              <table:table-cell office:value-type="string">
                <text:p>All</text:p>
              </table:table-cell>
            </table:table-row>
          </table:table-header-rows>
          <table:table-rows>
            <table:table-row>
              <table:table-cell office:value-type="string">
                <text:p>Tuples per second</text:p>
                <draw:g>
                  <svg:desc>Q2.B3:Q2.B3</svg:desc>
                </draw:g>
              </table:table-cell>
              <table:table-cell office:value-type="float" office:value="114078">
                <text:p>114078</text:p>
                <draw:g>
                  <svg:desc>Q2.C3:Q2.F3</svg:desc>
                </draw:g>
              </table:table-cell>
              <table:table-cell office:value-type="float" office:value="123172">
                <text:p>123172</text:p>
              </table:table-cell>
              <table:table-cell office:value-type="float" office:value="110989">
                <text:p>110989</text:p>
              </table:table-cell>
              <table:table-cell office:value-type="float" office:value="97555">
                <text:p>975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999999"/>
    </style:style>
    <style:style style:name="ch8" style:family="chart">
      <style:chart-properties chart:solid-type="cuboid"/>
      <style:graphic-properties draw:fill-color="#729fcf"/>
    </style:style>
    <style:style style:name="ch9" style:family="chart">
      <style:chart-properties chart:solid-type="cuboid"/>
      <style:graphic-properties draw:fill-color="#069a2e"/>
    </style:style>
    <style:style style:name="ch10" style:family="chart">
      <style:chart-properties chart:solid-type="cuboid"/>
      <style:graphic-properties draw:fill-color="#bf004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Q3.B2:Q3.F3" chart:data-source-has-labels="both" svg:x="0.32cm" svg:y="0.18cm" svg:width="15.36cm" svg:height="8.64cm">
          <chart:coordinate-region svg:x="1.714cm" svg:y="0.382cm" svg:width="13.966cm" svg:height="7.785cm"/>
          <chart:axis chart:dimension="x" chart:name="primary-x" chart:style-name="ch3" chartooo:axis-type="auto">
            <chartooo:date-scale/>
            <chart:categories table:cell-range-address="Q3.C2:Q3.F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3.C3:Q3.F3" chart:label-cell-address="Q3.B3:Q3.B3" chart:class="chart:bar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Q3.C2:Q3.F2</svg:desc>
                </draw:g>
              </table:table-cell>
              <table:table-cell office:value-type="string">
                <text:p>FilterPushDown</text:p>
              </table:table-cell>
              <table:table-cell office:value-type="string">
                <text:p>FilterReordering</text:p>
              </table:table-cell>
              <table:table-cell office:value-type="string">
                <text:p>All Rules</text:p>
              </table:table-cell>
            </table:table-row>
          </table:table-header-rows>
          <table:table-rows>
            <table:table-row>
              <table:table-cell office:value-type="string">
                <text:p>Tuples per second</text:p>
                <draw:g>
                  <svg:desc>Q3.B3:Q3.B3</svg:desc>
                </draw:g>
              </table:table-cell>
              <table:table-cell office:value-type="float" office:value="200148">
                <text:p>200148</text:p>
                <draw:g>
                  <svg:desc>Q3.C3:Q3.F3</svg:desc>
                </draw:g>
              </table:table-cell>
              <table:table-cell office:value-type="float" office:value="211359">
                <text:p>211359</text:p>
              </table:table-cell>
              <table:table-cell office:value-type="float" office:value="190164">
                <text:p>190164</text:p>
              </table:table-cell>
              <table:table-cell office:value-type="float" office:value="185385">
                <text:p>1853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svg:stroke-color="#999999" draw:fill-color="#999999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svg:stroke-color="#729fcf" draw:fill-color="#729fcf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17cm" svg:height="9cm" xlink:href=".." xlink:type="simple" chart:class="chart:line" chart:style-name="ch1">
        <chart:legend chart:legend-position="end" svg:x="13.575cm" svg:y="3.946cm" style:legend-expansion="high" chart:style-name="ch2"/>
        <chart:plot-area chart:style-name="ch3" table:cell-range-address="Q4_stress.B2:Q4_stress.D10" chart:data-source-has-labels="both" svg:x="0.348cm" svg:y="0.18cm" svg:width="12.879cm" svg:height="7.669cm">
          <chart:coordinate-region svg:x="2.504cm" svg:y="0.383cm" svg:width="10.723cm" svg:height="7.264cm"/>
          <chart:axis chart:dimension="x" chart:name="primary-x" chart:style-name="ch4" chartooo:axis-type="auto">
            <chartooo:date-scale/>
            <chart:title svg:x="6.444cm" svg:y="8.029cm" chart:style-name="ch5">
              <text:p>Title</text:p>
            </chart:title>
            <chart:categories table:cell-range-address="Q4_stress.B3:Q4_stress.B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Q4_stress.C3:Q4_stress.C10" chart:label-cell-address="Q4_stress.C2:Q4_stress.C2" chart:class="chart:line">
            <chart:data-point chart:style-name="ch9"/>
            <chart:data-point chart:style-name="ch10"/>
            <chart:data-point chart:repeated="6"/>
          </chart:series>
          <chart:series chart:style-name="ch11" chart:values-cell-range-address="Q4_stress.D3:Q4_stress.D10" chart:label-cell-address="Q4_stress.D2:Q4_stress.D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Q4_stress.C2:Q4_stress.C2</svg:desc>
                </draw:g>
              </table:table-cell>
              <table:table-cell office:value-type="string">
                <text:p>FilterPushDown</text:p>
                <draw:g>
                  <svg:desc>Q4_stress.D2:Q4_stress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tency</text:p>
                <draw:g>
                  <svg:desc>Q4_stress.B3:Q4_stress.B10</svg:desc>
                </draw:g>
              </table:table-cell>
              <table:table-cell office:value-type="float" office:value="0">
                <text:p>0</text:p>
                <draw:g>
                  <svg:desc>Q4_stress.C3:Q4_stress.C10</svg:desc>
                </draw:g>
              </table:table-cell>
              <table:table-cell office:value-type="float" office:value="0">
                <text:p>0</text:p>
                <draw:g>
                  <svg:desc>Q4_stress.D3:Q4_stress.D1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349890">
                <text:p>507349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9983668">
                <text:p>1689983668</text:p>
              </table:table-cell>
              <table:table-cell office:value-type="float" office:value="760910791">
                <text:p>760910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0964569">
                <text:p>2870964569</text:p>
              </table:table-cell>
              <table:table-cell office:value-type="float" office:value="1774394356">
                <text:p>1774394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1920983">
                <text:p>3881920983</text:p>
              </table:table-cell>
              <table:table-cell office:value-type="float" office:value="2786663745">
                <text:p>2786663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5758789">
                <text:p>4975758789</text:p>
              </table:table-cell>
              <table:table-cell office:value-type="float" office:value="3797721138">
                <text:p>3797721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8179707">
                <text:p>6068179707</text:p>
              </table:table-cell>
              <table:table-cell office:value-type="float" office:value="4807568710">
                <text:p>48075687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999999"/>
    </style:style>
    <style:style style:name="ch8" style:family="chart">
      <style:chart-properties chart:solid-type="cuboid"/>
      <style:graphic-properties draw:fill-color="#729fcf"/>
    </style:style>
    <style:style style:name="ch9" style:family="chart">
      <style:chart-properties chart:solid-type="cuboid"/>
      <style:graphic-properties draw:fill-color="#069a2e"/>
    </style:style>
    <style:style style:name="ch10" style:family="chart">
      <style:chart-properties chart:solid-type="cuboid"/>
      <style:graphic-properties draw:fill-color="#bf004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Q4.B2:Q4.F3" chart:data-source-has-labels="both" svg:x="0.32cm" svg:y="0.18cm" svg:width="15.36cm" svg:height="8.64cm">
          <chart:coordinate-region svg:x="1.714cm" svg:y="0.382cm" svg:width="13.966cm" svg:height="7.785cm"/>
          <chart:axis chart:dimension="x" chart:name="primary-x" chart:style-name="ch3" chartooo:axis-type="auto">
            <chartooo:date-scale/>
            <chart:categories table:cell-range-address="Q4.C2:Q4.F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4.C3:Q4.F3" chart:label-cell-address="Q4.B3:Q4.B3" chart:class="chart:bar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Q4.C2:Q4.F2</svg:desc>
                </draw:g>
              </table:table-cell>
              <table:table-cell office:value-type="string">
                <text:p>FilterPushDown</text:p>
              </table:table-cell>
              <table:table-cell office:value-type="string">
                <text:p>FilterReordering</text:p>
              </table:table-cell>
              <table:table-cell office:value-type="string">
                <text:p>All Rules</text:p>
              </table:table-cell>
            </table:table-row>
          </table:table-header-rows>
          <table:table-rows>
            <table:table-row>
              <table:table-cell office:value-type="string">
                <text:p>Tuples per second</text:p>
                <draw:g>
                  <svg:desc>Q4.B3:Q4.B3</svg:desc>
                </draw:g>
              </table:table-cell>
              <table:table-cell office:value-type="float" office:value="197278">
                <text:p>197278</text:p>
                <draw:g>
                  <svg:desc>Q4.C3:Q4.F3</svg:desc>
                </draw:g>
              </table:table-cell>
              <table:table-cell office:value-type="float" office:value="218078">
                <text:p>218078</text:p>
              </table:table-cell>
              <table:table-cell office:value-type="float" office:value="204281">
                <text:p>204281</text:p>
              </table:table-cell>
              <table:table-cell office:value-type="float" office:value="172890">
                <text:p>1728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